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c9e7" officeooo:paragraph-rsid="0019c9e7"/>
    </style:style>
    <style:style style:name="P2" style:family="paragraph" style:parent-style-name="Standard">
      <style:text-properties officeooo:rsid="0019c9e7" officeooo:paragraph-rsid="0019c9e7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1e806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d324c" style:font-weight-asian="normal" style:font-weight-complex="normal"/>
    </style:style>
    <style:style style:name="T8" style:family="text">
      <style:text-properties officeooo:rsid="0021e806"/>
    </style:style>
    <style:style style:name="T9" style:family="text">
      <style:text-properties officeooo:rsid="0025174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xml:id="id1848490119" text:style-name="P1"><text:span text:style-name="T2">Ара</text:span>, <text:span text:style-name="T5">зачем</text:span> <text:span text:style-name="T3">ты</text:span><text:span text:style-name="T7">,</text:span> «ку<text:span text:style-name="T3">п</text:span>ил» <text:span text:style-name="T1">цветы*</text:span> <text:span text:style-name="T3">мне</text:span><text:span text:style-name="T6">?</text:span></text:p>
      <text:p text:style-name="P1">Ара… почему ты не <text:span text:style-name="T3">отвечаешь**</text:span>?</text:p>
      <text:p text:style-name="P1"/>
      <text:p text:style-name="P1">* <text:span text:style-name="T8">ли</text:span><text:span text:style-name="T4">л</text:span><text:span text:style-name="T8">ии</text:span></text:p>
      <text:p text:style-name="P1">** <text:span text:style-name="T9">т. е.. молчишь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7T18:12:07.248639354</meta:creation-date>
    <dc:date>2017-09-09T10:35:44.848923198</dc:date>
    <meta:editing-duration>PT1H51M10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17" meta:character-count="88" meta:non-whitespace-character-count="75"/>
  </office:meta>
</office:document-meta>
</file>